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CONFESSION (51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CONFESSION (51:1-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David appeals to God (51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avid acknowledges his sin (51:3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51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DAVID'S CONFESSION (51:1-6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DAVID'S CLEANSING (51:7-10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DAVID'S CLEANSING (51:7-10):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Remove his sin (51:7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Restore his joy (51:8-9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Renew his spirit (51:10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PSALM 51<text:s text:c="1"/></text:span><text:span text:style-name="a490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DAVID'S CONFESSION (51:1-6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DAVID'S CLEANSING (51:7-10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DAVID'S CONCERN (51:11-1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DAVID'S COMMITMENTS (51:13-15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DAVID'S COMMITMENTS (51:13-15):<text:s text:c="1"/></text:span><text:span text:style-name="a511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each God's ways to sinners (51:13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Sing of God's forgiveness (51:14).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Praise God (51:15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PSALM 51<text:s text:c="1"/></text:span><text:span text:style-name="a529" text:class-names=""/></text:p>
          </draw:text-box>
          <svg:title/>
          <svg:desc/>
        </draw:frame>
        <draw:frame draw:id="id96" presentation:style-name="a550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DAVID'S CONFESSION (51:1-6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DAVID'S CLEANSING (51:7-10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DAVID'S CONCERN (51:11-12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DAVID'S COMMITMENTS (51:13-15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DAVID'S CONFIDENCE (51:16-19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8" draw:style-name="a551" draw:master-page-name="Master1-Layout12-tx-Title-and-Text" presentation:presentation-page-layout-name="Master1-PPL12" draw:id="Slide-263">
        <draw:frame draw:id="id97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DAVID'S CONFIDENCE (51:16-19)<text:s text:c="1"/></text:span><text:span text:style-name="a553" text:class-names=""/></text:p>
          </draw:text-box>
          <svg:title/>
          <svg:desc/>
        </draw:frame>
        <draw:frame draw:id="id98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He knows God can forgive sins (51:16-17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He knows God can fortify the city (51:18-19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9" draw:style-name="a566" draw:master-page-name="Master1-Layout12-tx-Title-and-Text" presentation:presentation-page-layout-name="Master1-PPL12" draw:id="Slide-264">
        <draw:frame draw:id="id99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PSALM 51<text:s text:c="1"/></text:span><text:span text:style-name="a568" text:class-names=""/></text:p>
          </draw:text-box>
          <svg:title/>
          <svg:desc/>
        </draw:frame>
        <draw:frame draw:id="id100" presentation:style-name="a589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DAVID'S CONFESSION (51:1-6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DAVID'S CLEANSING (51:7-10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DAVID'S CONCERN (51:11-12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DAVID'S COMMITMENTS (51:13-15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DAVID'S CONFIDENCE (51:16-19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1 </dc:title>
    <meta:initial-creator>David STRICKLAND</meta:initial-creator>
    <dc:creator>David STRICKLAND</dc:creator>
    <meta:creation-date>2020-02-23T23:19:14Z</meta:creation-date>
    <dc:date>2020-02-23T23:19:15Z</dc:date>
    <meta:template xlink:href="BibleStudy" xlink:type="simple"/>
    <meta:editing-cycles>1</meta:editing-cycles>
    <meta:editing-duration>PT0S</meta:editing-duration>
    <meta:document-statistic meta:paragraph-count="36" meta:word-count="196"/>
  </office:meta>
</office:document-meta>
</file>